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top" draw:auto-grow-height="false" fo:min-height="18.277cm" fo:min-width="17.52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top" draw:auto-grow-height="false" fo:min-height="3.296cm" fo:min-width="4.547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 style:family="graphic">
      <style:graphic-properties style:writing-mode="lr-tb" loext:decorative="false"/>
    </style:style>
    <style:style style:name="gr4"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5" style:family="graphic" style:parent-style-name="standard" style:list-style-name="L3">
      <style:graphic-properties draw:stroke="solid" svg:stroke-width="0cm" svg:stroke-color="#000000" draw:marker-start="Arrowheads_20_8"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6"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opacity="100%" draw:textarea-horizontal-align="justify" draw:textarea-vertical-align="top" draw:auto-grow-height="false" fo:min-height="6.301cm" fo:min-width="15.551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7"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0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8"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9"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0"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1"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2"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3" style:family="graphic" style:parent-style-name="standard" style:list-style-name="L1">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style>
    <style:style style:name="gr14" style:family="graphic" style:parent-style-name="standard" style:list-style-name="L1">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style>
    <style:style style:name="gr15"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0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6"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7"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75cm" draw:marker-end-center="tru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18" style:family="graphic" style:parent-style-name="standard">
      <style:graphic-properties draw:stroke="none" svg:stroke-color="#eeeeee" draw:fill="solid" draw:fill-color="#ffffff" loext:fill-use-slide-background="false" draw:opacity="1%" draw:opacity-name="" draw:textarea-horizontal-align="justify" draw:textarea-vertical-align="middle" draw:auto-grow-height="false" fo:min-height="0.75cm" fo:min-width="0.5cm" style:protect="size" loext:decorative="false"/>
    </style:style>
    <style:style style:name="gr19"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75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20"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1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21"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1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22"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top" draw:auto-grow-height="false" fo:min-height="3.304cm" fo:min-width="4.554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3"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4" style:family="graphic" style:parent-style-name="standard" style:list-style-name="L3">
      <style:graphic-properties draw:stroke="solid" svg:stroke-width="0cm" svg:stroke-color="#000000" draw:marker-start="Arrowheads_20_8"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5"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top" draw:auto-grow-height="false" fo:min-height="3.426cm" fo:min-width="9.17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6"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27"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28"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29" style:family="graphic" style:parent-style-name="standard" style:list-style-name="L1">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style>
    <style:style style:name="gr30" style:family="graphic" style:parent-style-name="standard" style:list-style-name="L1">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style>
    <style:style style:name="gr31"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2"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33"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4"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35" style:family="graphic" style:parent-style-name="standard" style:list-style-name="L1">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style>
    <style:style style:name="gr36" style:family="graphic" style:parent-style-name="standard" style:list-style-name="L1">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style>
    <style:style style:name="gr37"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top" draw:auto-grow-height="false" fo:min-height="3.295cm" fo:min-width="4.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8"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75cm" draw:marker-end-center="tru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39"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1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0"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1"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P1" style:family="paragraph">
      <style:paragraph-properties fo:margin-left="0cm" fo:margin-right="0cm" fo:margin-top="0cm" fo:margin-bottom="0cm" fo:line-height="115%"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15%"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ffffff" draw:opacity="100%"/>
      <style:paragraph-properties fo:margin-left="0cm" fo:margin-right="0cm" fo:margin-top="0cm" fo:margin-bottom="0cm" fo:line-height="115%"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ffffff" draw:opacity="1%"/>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draw:layer="layout" svg:width="19cm" svg:height="19.5cm" svg:x="1cm" svg:y="1cm">
          <draw:glue-point draw:id="10" svg:x="-2.777cm" svg:y="5cm"/>
          <draw:glue-point draw:id="11" svg:x="-5cm" svg:y="3cm"/>
          <draw:glue-point draw:id="12" svg:x="-5cm" svg:y="-1cm"/>
          <draw:glue-point draw:id="13" svg:x="1.111cm" svg:y="5cm"/>
          <draw:glue-point draw:id="14" svg:x="-0.251cm" svg:y="0cm" draw:align="right"/>
          <text:p text:style-name="P1"><text:span text:style-name="T1">Mobile Device</text:span></text:p>
          <draw:enhanced-geometry svg:viewBox="0 0 21600 21600" draw:glue-points="?f7 0 ?f6 ?f1 0 ?f10 ?f6 21600 ?f4 ?f10 21600 ?f9" draw:path-stretchpoint-x="10800" draw:path-stretchpoint-y="10800" draw:text-areas="0 ?f1 ?f4 ?f12" draw:type="cube" draw:modifiers="1160.4994324631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switched="true" draw:handle-range-y-minimum="0" draw:handle-range-y-maximum="21600" draw:handle-position="left $0" draw:handle-position-x="left" draw:handle-position-y="$0"/>
          </draw:enhanced-geometry>
        </draw:custom-shape>
        <draw:custom-shape draw:style-name="gr2" draw:text-style-name="P2" xml:id="id16" draw:id="id16" draw:layer="layout" svg:width="5.5cm" svg:height="4cm" svg:x="7.5cm" svg:y="11.5cm">
          <draw:glue-point draw:id="10" svg:x="-2.777cm" svg:y="5cm"/>
          <draw:glue-point draw:id="11" svg:x="-5cm" svg:y="3cm"/>
          <draw:glue-point draw:id="12" svg:x="-5cm" svg:y="-1cm"/>
          <draw:glue-point draw:id="13" svg:x="1.111cm" svg:y="5cm"/>
          <draw:glue-point draw:id="14" svg:x="-0.251cm" svg:y="0cm" draw:align="right"/>
          <text:p text:style-name="P1"><text:span text:style-name="T1">Asset System</text:span></text:p>
          <draw:enhanced-geometry svg:viewBox="0 0 21600 21600" draw:glue-points="?f7 0 ?f6 ?f1 0 ?f10 ?f6 21600 ?f4 ?f10 21600 ?f9" draw:path-stretchpoint-x="10800" draw:path-stretchpoint-y="10800" draw:text-areas="0 ?f1 ?f4 ?f12" draw:type="cube" draw:modifiers="2699.3251687078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switched="true" draw:handle-range-y-minimum="0" draw:handle-range-y-maximum="21600" draw:handle-position="left $0" draw:handle-position-x="left" draw:handle-position-y="$0"/>
          </draw:enhanced-geometry>
        </draw:custom-shape>
        <draw:g draw:style-name="gr3" xml:id="id18" draw:id="id18">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4" draw:text-style-name="P4" xml:id="id1" draw:id="id1" draw:layer="layout" svg:width="4cm" svg:height="2cm" svg:x="8cm" svg:y="13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3"><text:span text:style-name="T2">«artifact»</text:span></text:p>
            <text:p text:style-name="P3"><text:span text:style-name="T3">Built-In Sounds</text:span></text:p>
            <draw:enhanced-geometry svg:viewBox="0 0 21600 21600" draw:type="rectangle" draw:enhanced-path="M 0 0 L 21600 0 21600 21600 0 21600 0 0 Z N"/>
          </draw:custom-shape>
          <draw:connector draw:style-name="gr5" draw:text-style-name="P5" draw:layer="layout" draw:type="line" svg:x1="11.53cm" svg:y1="13.277cm" svg:x2="11.53cm" svg:y2="13.527cm" draw:start-shape="id1" draw:start-glue-point="16" draw:end-shape="id1" draw:end-glue-point="17" svg:d="M11530 13277v250" svg:viewBox="0 0 1 251">
            <text:p/>
          </draw:connector>
        </draw:g>
        <draw:custom-shape draw:style-name="gr6" draw:text-style-name="P6" xml:id="id14" draw:id="id14" draw:layer="layout" svg:width="16.5cm" svg:height="7cm" svg:x="1.5cm" svg:y="3cm">
          <draw:glue-point draw:id="10" svg:x="-2.777cm" svg:y="5cm"/>
          <draw:glue-point draw:id="11" svg:x="-5cm" svg:y="3cm"/>
          <draw:glue-point draw:id="12" svg:x="-5cm" svg:y="-1cm"/>
          <draw:glue-point draw:id="13" svg:x="1.111cm" svg:y="5cm"/>
          <draw:glue-point draw:id="14" svg:x="-0.251cm" svg:y="0cm" draw:align="right"/>
          <text:p text:style-name="P1"><text:span text:style-name="T1">TempTune</text:span></text:p>
          <draw:enhanced-geometry svg:viewBox="0 0 21600 21600" draw:glue-points="?f7 0 ?f6 ?f1 0 ?f10 ?f6 21600 ?f4 ?f10 21600 ?f9" draw:path-stretchpoint-x="10800" draw:path-stretchpoint-y="10800" draw:text-areas="0 ?f1 ?f4 ?f12" draw:type="cube" draw:modifiers="1530.295672046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switched="true" draw:handle-range-y-minimum="0" draw:handle-range-y-maximum="21600" draw:handle-position="left $0" draw:handle-position-x="left" draw:handle-position-y="$0"/>
          </draw:enhanced-geometry>
        </draw:custom-shape>
        <draw:g draw:style-name="gr3" xml:id="id5" draw:id="id5">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7" draw:text-style-name="P4" xml:id="id2" draw:id="id2" draw:layer="layout" svg:width="3.5cm" svg:height="2cm" svg:x="2cm" svg:y="6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3"><text:span text:style-name="T2">«component»</text:span></text:p>
            <text:p text:style-name="P3"><text:span text:style-name="T3">UI</text:span></text:p>
            <draw:enhanced-geometry svg:viewBox="0 0 21600 21600" draw:type="rectangle" draw:enhanced-path="M 0 0 L 21600 0 21600 21600 0 21600 0 0 Z N"/>
          </draw:custom-shape>
          <draw:connector draw:style-name="gr8" draw:text-style-name="P5" draw:layer="layout" draw:type="line" svg:x1="5.03cm" svg:y1="6.277cm" svg:x2="5.03cm" svg:y2="6.527cm" draw:start-shape="id2" draw:start-glue-point="16" draw:end-shape="id2" draw:end-glue-point="17" svg:d="M5030 6277v250" svg:viewBox="0 0 1 251">
            <text:p/>
          </draw:connector>
        </draw:g>
        <draw:g draw:style-name="gr3" xml:id="id7" draw:id="id7">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9" draw:text-style-name="P4" xml:id="id3" draw:id="id3" draw:layer="layout" svg:width="4cm" svg:height="2cm" svg:x="7cm" svg:y="4.5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3"><text:span text:style-name="T2">«component»</text:span></text:p>
            <text:p text:style-name="P3"><text:span text:style-name="T3">Preset System</text:span></text:p>
            <draw:enhanced-geometry svg:viewBox="0 0 21600 21600" draw:type="rectangle" draw:enhanced-path="M 0 0 L 21600 0 21600 21600 0 21600 0 0 Z N"/>
          </draw:custom-shape>
          <draw:connector draw:style-name="gr10" draw:text-style-name="P5" draw:layer="layout" draw:type="line" svg:x1="10.53cm" svg:y1="4.777cm" svg:x2="10.53cm" svg:y2="5.027cm" draw:start-shape="id3" draw:start-glue-point="16" draw:end-shape="id3" draw:end-glue-point="17" svg:d="M10530 4777v250" svg:viewBox="0 0 1 251">
            <text:p/>
          </draw:connector>
        </draw:g>
        <draw:g draw:style-name="gr3" xml:id="id6" draw:id="id6">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11" draw:text-style-name="P4" xml:id="id4" draw:id="id4" draw:layer="layout" svg:width="4cm" svg:height="2cm" svg:x="7cm" svg:y="7.5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3"><text:span text:style-name="T2">«component»</text:span></text:p>
            <text:p text:style-name="P3"><text:span text:style-name="T3">Metronome Sound System</text:span></text:p>
            <draw:enhanced-geometry svg:viewBox="0 0 21600 21600" draw:type="rectangle" draw:enhanced-path="M 0 0 L 21600 0 21600 21600 0 21600 0 0 Z N"/>
          </draw:custom-shape>
          <draw:connector draw:style-name="gr12" draw:text-style-name="P5" draw:layer="layout" draw:type="line" svg:x1="10.53cm" svg:y1="7.777cm" svg:x2="10.53cm" svg:y2="8.027cm" draw:start-shape="id4" draw:start-glue-point="16" draw:end-shape="id4" draw:end-glue-point="17" svg:d="M10530 7777v250" svg:viewBox="0 0 1 251">
            <text:p/>
          </draw:connector>
        </draw:g>
        <draw:connector draw:style-name="gr13" draw:text-style-name="P7" draw:layer="layout" draw:type="curve" svg:x1="5.5cm" svg:y1="7cm" svg:x2="7cm" svg:y2="8.5cm" draw:start-shape="id5" draw:end-shape="id6" svg:d="M5500 7000c1125 0 375 1500 1500 1500" svg:viewBox="0 0 1501 1501">
          <text:p/>
        </draw:connector>
        <draw:connector draw:style-name="gr14" draw:text-style-name="P7" draw:layer="layout" draw:type="curve" svg:x1="5.5cm" svg:y1="7cm" svg:x2="7cm" svg:y2="5.5cm" draw:start-shape="id5" draw:end-shape="id7" svg:d="M5500 7000c1125 0 375-1500 1500-1500" svg:viewBox="0 0 1501 1501">
          <text:p/>
        </draw:connector>
        <draw:g draw:style-name="gr3" xml:id="id9" draw:id="id9">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15" draw:text-style-name="P4" xml:id="id8" draw:id="id8" draw:layer="layout" svg:width="3.5cm" svg:height="2cm" svg:x="13.5cm" svg:y="6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3"><text:span text:style-name="T2">«component»</text:span></text:p>
            <text:p text:style-name="P3"><text:span text:style-name="T3">Storage Repository</text:span></text:p>
            <draw:enhanced-geometry svg:viewBox="0 0 21600 21600" draw:type="rectangle" draw:enhanced-path="M 0 0 L 21600 0 21600 21600 0 21600 0 0 Z N"/>
          </draw:custom-shape>
          <draw:connector draw:style-name="gr16" draw:text-style-name="P5" draw:layer="layout" draw:type="line" svg:x1="16.53cm" svg:y1="6.277cm" svg:x2="16.53cm" svg:y2="6.527cm" draw:start-shape="id8" draw:start-glue-point="16" draw:end-shape="id8" draw:end-glue-point="17" svg:d="M16530 6277v250" svg:viewBox="0 0 1 251">
            <text:p/>
          </draw:connector>
        </draw:g>
        <draw:connector draw:style-name="gr17" draw:text-style-name="P7" draw:layer="layout" draw:type="curve" svg:x1="13.5cm" svg:y1="7cm" svg:x2="12.5cm" svg:y2="5.5cm" draw:start-shape="id9" draw:end-shape="id10" draw:end-glue-point="4" svg:d="M13500 7000c-667 0-1000-500-1000-1500" svg:viewBox="0 0 1001 1501">
          <text:p text:style-name="P8"/>
        </draw:connector>
        <draw:custom-shape draw:style-name="gr18" draw:text-style-name="P9" xml:id="id11" draw:id="id11" draw:layer="layout" svg:width="1cm" svg:height="1cm" svg:x="12cm" svg:y="8cm">
          <draw:glue-point draw:id="4" svg:x="0cm" svg:y="0cm"/>
          <text:p/>
          <draw:enhanced-geometry svg:viewBox="0 0 21600 21600" draw:mirror-vertical="false" draw:mirror-horizontal="false" draw:type="rectangle" draw:enhanced-path="M 0 0 L 21600 0 21600 21600 0 21600 0 0 Z N"/>
        </draw:custom-shape>
        <draw:connector draw:style-name="gr19" draw:text-style-name="P7" draw:layer="layout" draw:type="curve" svg:x1="13.5cm" svg:y1="7cm" svg:x2="12.5cm" svg:y2="8.5cm" draw:start-shape="id9" draw:end-shape="id11" draw:end-glue-point="4" svg:d="M13500 7000c-667 0-1000 500-1000 1500" svg:viewBox="0 0 1001 1501">
          <text:p text:style-name="P8"/>
        </draw:connector>
        <draw:custom-shape draw:style-name="gr18" draw:text-style-name="P9" xml:id="id10" draw:id="id10" draw:layer="layout" svg:width="1cm" svg:height="1cm" svg:x="12cm" svg:y="5cm">
          <draw:glue-point draw:id="4" svg:x="0cm" svg:y="0cm"/>
          <text:p/>
          <draw:enhanced-geometry svg:viewBox="0 0 21600 21600" draw:mirror-vertical="false" draw:mirror-horizontal="false" draw:type="rectangle" draw:enhanced-path="M 0 0 L 21600 0 21600 21600 0 21600 0 0 Z N"/>
        </draw:custom-shape>
        <draw:connector draw:style-name="gr20" draw:text-style-name="P7" draw:layer="layout" draw:type="curve" svg:x1="11cm" svg:y1="8.5cm" svg:x2="12.5cm" svg:y2="8.5cm" draw:start-shape="id6" draw:start-glue-point="1" draw:end-shape="id11" draw:end-glue-point="4" svg:d="M11000 8500h1500" svg:viewBox="0 0 1501 1">
          <text:p/>
        </draw:connector>
        <draw:connector draw:style-name="gr21" draw:text-style-name="P7" draw:layer="layout" draw:type="curve" svg:x1="11cm" svg:y1="5.5cm" svg:x2="12.5cm" svg:y2="5.5cm" draw:start-shape="id7" draw:start-glue-point="1" draw:end-shape="id10" draw:end-glue-point="4" svg:d="M11000 5500h1500" svg:viewBox="0 0 1501 1">
          <text:p/>
        </draw:connector>
        <draw:custom-shape draw:style-name="gr22" draw:text-style-name="P2" xml:id="id13" draw:id="id13" draw:layer="layout" svg:width="5.5cm" svg:height="4cm" svg:x="13cm" svg:y="11.5cm">
          <draw:glue-point draw:id="10" svg:x="-2.777cm" svg:y="5cm"/>
          <draw:glue-point draw:id="11" svg:x="-5cm" svg:y="3cm"/>
          <draw:glue-point draw:id="12" svg:x="-5cm" svg:y="-1cm"/>
          <draw:glue-point draw:id="13" svg:x="1.111cm" svg:y="5cm"/>
          <draw:glue-point draw:id="14" svg:x="-0.251cm" svg:y="0cm" draw:align="right"/>
          <text:p text:style-name="P1"><text:span text:style-name="T1">Filesystem</text:span></text:p>
          <draw:enhanced-geometry svg:viewBox="0 0 21600 21600" draw:glue-points="?f7 0 ?f6 ?f1 0 ?f10 ?f6 21600 ?f4 ?f10 21600 ?f9" draw:path-stretchpoint-x="10800" draw:path-stretchpoint-y="10800" draw:text-areas="0 ?f1 ?f4 ?f12" draw:type="cube" draw:modifiers="2661.5346163459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switched="true" draw:handle-range-y-minimum="0" draw:handle-range-y-maximum="21600" draw:handle-position="left $0" draw:handle-position-x="left" draw:handle-position-y="$0"/>
          </draw:enhanced-geometry>
        </draw:custom-shape>
        <draw:g draw:style-name="gr3" xml:id="id17" draw:id="id17">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23" draw:text-style-name="P4" xml:id="id12" draw:id="id12" draw:layer="layout" svg:width="4cm" svg:height="2cm" svg:x="13.5cm" svg:y="13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3"><text:span text:style-name="T2">«artifact»</text:span></text:p>
            <text:p text:style-name="P3"><text:span text:style-name="T3">User Custom Sounds</text:span></text:p>
            <draw:enhanced-geometry svg:viewBox="0 0 21600 21600" draw:type="rectangle" draw:enhanced-path="M 0 0 L 21600 0 21600 21600 0 21600 0 0 Z N"/>
          </draw:custom-shape>
          <draw:connector draw:style-name="gr24" draw:text-style-name="P5" draw:layer="layout" draw:type="line" svg:x1="17.03cm" svg:y1="13.277cm" svg:x2="17.03cm" svg:y2="13.527cm" draw:start-shape="id12" draw:start-glue-point="16" draw:end-shape="id12" draw:end-glue-point="17" svg:d="M17030 13277v250" svg:viewBox="0 0 1 251">
            <text:p/>
          </draw:connector>
        </draw:g>
        <draw:custom-shape draw:style-name="gr25" draw:text-style-name="P2" xml:id="id15" draw:id="id15" draw:layer="layout" svg:width="10cm" svg:height="4cm" svg:x="1.5cm" svg:y="16cm">
          <draw:glue-point draw:id="10" svg:x="-2.777cm" svg:y="5cm"/>
          <draw:glue-point draw:id="11" svg:x="-5cm" svg:y="3cm"/>
          <draw:glue-point draw:id="12" svg:x="-5cm" svg:y="-1cm"/>
          <draw:glue-point draw:id="13" svg:x="1.111cm" svg:y="5cm"/>
          <draw:glue-point draw:id="14" svg:x="-0.251cm" svg:y="0cm" draw:align="right"/>
          <text:p text:style-name="P1"><text:span text:style-name="T1">Minisound Library</text:span></text:p>
          <draw:enhanced-geometry svg:viewBox="0 0 21600 21600" draw:glue-points="?f7 0 ?f6 ?f1 0 ?f10 ?f6 21600 ?f4 ?f10 21600 ?f9" draw:path-stretchpoint-x="10800" draw:path-stretchpoint-y="10800" draw:text-areas="0 ?f1 ?f4 ?f12" draw:type="cube" draw:modifiers="2704.7238190452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switched="true" draw:handle-range-y-minimum="0" draw:handle-range-y-maximum="21600" draw:handle-position="left $0" draw:handle-position-x="left" draw:handle-position-y="$0"/>
          </draw:enhanced-geometry>
        </draw:custom-shape>
        <draw:connector draw:style-name="gr26" draw:text-style-name="P7" draw:layer="layout" draw:type="curve" svg:x1="15.997cm" svg:y1="11.5cm" svg:x2="11.583cm" svg:y2="10cm" draw:start-shape="id13" draw:start-glue-point="4" draw:end-shape="id14" draw:end-glue-point="13" svg:d="M15997 11500c0-1123-4414-374-4414-1500" svg:viewBox="0 0 4415 1501">
          <text:p/>
        </draw:connector>
        <draw:connector draw:style-name="gr27" draw:text-style-name="P7" draw:layer="layout" draw:type="curve" svg:x1="6.75cm" svg:y1="16cm" svg:x2="5.168cm" svg:y2="10cm" draw:start-shape="id15" draw:start-glue-point="4" draw:end-shape="id14" draw:end-glue-point="10" svg:d="M6750 16000c0-4498-1582-1499-1582-6000" svg:viewBox="0 0 1583 6001">
          <text:p/>
        </draw:connector>
        <draw:connector draw:style-name="gr28" draw:text-style-name="P7" draw:layer="layout" draw:type="curve" draw:line-skew="-0.032cm" svg:x1="10.5cm" svg:y1="11.5cm" svg:x2="9.502cm" svg:y2="10cm" draw:start-shape="id16" draw:start-glue-point="4" draw:end-shape="id14" draw:end-glue-point="7" svg:d="M10500 11500c0-1171-998-422-998-1500" svg:viewBox="0 0 999 1501">
          <text:p/>
        </draw:connector>
        <draw:connector draw:style-name="gr29" draw:text-style-name="P7" draw:layer="layout" draw:type="curve" draw:line-skew="1cm" svg:x1="15.25cm" svg:y1="8cm" svg:x2="16.7cm" svg:y2="13cm" draw:start-shape="id9" draw:start-glue-point="2" draw:end-shape="id17" draw:end-glue-point="4" svg:d="M15250 8000c0 5250 1450 2750 1450 5000" svg:viewBox="0 0 1451 5001">
          <text:p/>
        </draw:connector>
        <draw:connector draw:style-name="gr30" draw:text-style-name="P7" draw:layer="layout" draw:type="curve" draw:line-skew="1.25cm" svg:x1="15.25cm" svg:y1="8cm" svg:x2="11.2cm" svg:y2="13cm" draw:start-shape="id9" draw:start-glue-point="2" draw:end-shape="id18" draw:end-glue-point="4" svg:d="M15250 8000c0 5625-4050 3125-4050 5000" svg:viewBox="0 0 4051 5001">
          <text:p/>
        </draw:connector>
        <draw:custom-shape draw:style-name="gr31" draw:text-style-name="P4" xml:id="id19" draw:id="id19" draw:layer="layout" svg:width="4cm" svg:height="2cm" svg:x="2cm" svg:y="17.5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3"><text:span text:style-name="T2">«component»</text:span></text:p>
          <text:p text:style-name="P3"><text:span text:style-name="T3">Audio Generator</text:span></text:p>
          <draw:enhanced-geometry svg:viewBox="0 0 21600 21600" draw:type="rectangle" draw:enhanced-path="M 0 0 L 21600 0 21600 21600 0 21600 0 0 Z N"/>
        </draw:custom-shape>
        <draw:connector draw:style-name="gr32" draw:text-style-name="P5" draw:layer="layout" draw:type="line" svg:x1="5.53cm" svg:y1="17.777cm" svg:x2="5.53cm" svg:y2="18.027cm" draw:start-shape="id19" draw:start-glue-point="16" draw:end-shape="id19" draw:end-glue-point="17" svg:d="M5530 17777v250" svg:viewBox="0 0 1 251">
          <text:p/>
        </draw:connector>
        <draw:custom-shape draw:style-name="gr33" draw:text-style-name="P4" xml:id="id20" draw:id="id20" draw:layer="layout" svg:width="4cm" svg:height="2cm" svg:x="6.5cm" svg:y="17.5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3"><text:span text:style-name="T2">«component»</text:span></text:p>
          <text:p text:style-name="P3"><text:span text:style-name="T3">Audio Player</text:span></text:p>
          <draw:enhanced-geometry svg:viewBox="0 0 21600 21600" draw:type="rectangle" draw:enhanced-path="M 0 0 L 21600 0 21600 21600 0 21600 0 0 Z N"/>
        </draw:custom-shape>
        <draw:connector draw:style-name="gr34" draw:text-style-name="P5" draw:layer="layout" draw:type="line" svg:x1="10.03cm" svg:y1="17.777cm" svg:x2="10.03cm" svg:y2="18.027cm" draw:start-shape="id20" draw:start-glue-point="16" draw:end-shape="id20" draw:end-glue-point="17" svg:d="M10030 17777v250" svg:viewBox="0 0 1 251">
          <text:p/>
        </draw:connector>
        <draw:connector draw:style-name="gr35" draw:text-style-name="P7" draw:layer="layout" draw:type="curve" draw:line-skew="1.75cm" svg:x1="3.75cm" svg:y1="8cm" svg:x2="2.8cm" svg:y2="17.5cm" draw:start-shape="id5" draw:start-glue-point="2" draw:end-shape="id19" draw:end-glue-point="10" svg:d="M3750 8000c0 9750-950 5000-950 9500" svg:viewBox="0 0 951 9501">
          <text:p/>
        </draw:connector>
        <draw:connector draw:style-name="gr36" draw:text-style-name="P7" draw:layer="layout" draw:type="curve" draw:line-skew="2.375cm" svg:x1="3.75cm" svg:y1="8cm" svg:x2="9.7cm" svg:y2="17.5cm" draw:start-shape="id5" draw:start-glue-point="2" draw:end-shape="id20" draw:end-glue-point="13" svg:d="M3750 8000c0 10687 5950 5938 5950 9500" svg:viewBox="0 0 5951 9501">
          <text:p/>
        </draw:connector>
        <draw:custom-shape draw:style-name="gr37" draw:text-style-name="P2" draw:layer="layout" svg:width="5.5cm" svg:height="4cm" svg:x="8cm" svg:y="21cm">
          <draw:glue-point draw:id="10" svg:x="-2.777cm" svg:y="5cm"/>
          <draw:glue-point draw:id="11" svg:x="-5cm" svg:y="3cm"/>
          <draw:glue-point draw:id="12" svg:x="-5cm" svg:y="-1cm"/>
          <draw:glue-point draw:id="13" svg:x="1.111cm" svg:y="5cm"/>
          <draw:glue-point draw:id="14" svg:x="-0.251cm" svg:y="0cm" draw:align="right"/>
          <text:p text:style-name="P1"><text:span text:style-name="T1">Firebase Server</text:span></text:p>
          <draw:enhanced-geometry svg:viewBox="0 0 21600 21600" draw:glue-points="?f7 0 ?f6 ?f1 0 ?f10 ?f6 21600 ?f4 ?f10 21600 ?f9" draw:path-stretchpoint-x="10800" draw:path-stretchpoint-y="10800" draw:text-areas="0 ?f1 ?f4 ?f12" draw:type="cube" draw:modifiers="2704.7238190452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switched="true" draw:handle-range-y-minimum="0" draw:handle-range-y-maximum="21600" draw:handle-position="left $0" draw:handle-position-x="left" draw:handle-position-y="$0"/>
          </draw:enhanced-geometry>
        </draw:custom-shape>
        <draw:custom-shape draw:style-name="gr18" draw:text-style-name="P9" xml:id="id22" draw:id="id22" draw:layer="layout" svg:width="1cm" svg:height="1cm" svg:x="18cm" svg:y="23cm">
          <draw:glue-point draw:id="4" svg:x="0cm" svg:y="0cm"/>
          <text:p/>
          <draw:enhanced-geometry svg:viewBox="0 0 21600 21600" draw:mirror-vertical="false" draw:mirror-horizontal="false" draw:type="rectangle" draw:enhanced-path="M 0 0 L 21600 0 21600 21600 0 21600 0 0 Z N"/>
        </draw:custom-shape>
        <draw:connector draw:style-name="gr38" draw:text-style-name="P7" draw:layer="layout" draw:type="curve" svg:x1="12.5cm" svg:y1="23.5cm" svg:x2="18.5cm" svg:y2="23.5cm" draw:start-shape="id21" draw:end-shape="id22" draw:end-glue-point="4" svg:d="M12500 23500h6000" svg:viewBox="0 0 6001 1">
          <text:p/>
        </draw:connector>
        <draw:connector draw:style-name="gr39" draw:text-style-name="P7" draw:layer="layout" draw:type="curve" draw:line-skew="-3.198cm" svg:x1="16.3cm" svg:y1="8cm" svg:x2="18.5cm" svg:y2="23.5cm" draw:start-shape="id9" draw:start-glue-point="13" draw:end-shape="id22" draw:end-glue-point="4" svg:d="M16300 8000c0 6474 2200-1276 2200 15500" svg:viewBox="0 0 2201 15501">
          <text:p/>
        </draw:connector>
        <draw:g draw:style-name="gr3" xml:id="id21" draw:id="id21">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40" draw:text-style-name="P4" xml:id="id23" draw:id="id23" draw:layer="layout" svg:width="4cm" svg:height="2cm" svg:x="8.5cm" svg:y="22.5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3"><text:span text:style-name="T2">«component»</text:span></text:p>
            <text:p text:style-name="P3"><text:span text:style-name="T3">API</text:span></text:p>
            <draw:enhanced-geometry svg:viewBox="0 0 21600 21600" draw:type="rectangle" draw:enhanced-path="M 0 0 L 21600 0 21600 21600 0 21600 0 0 Z N"/>
          </draw:custom-shape>
          <draw:connector draw:style-name="gr41" draw:text-style-name="P5" draw:layer="layout" draw:type="line" svg:x1="12.03cm" svg:y1="22.777cm" svg:x2="12.03cm" svg:y2="23.027cm" draw:start-shape="id23" draw:start-glue-point="16" draw:end-shape="id23" draw:end-glue-point="17" svg:d="M12030 22777v250" svg:viewBox="0 0 1 251">
            <text:p/>
          </draw:connector>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8" draw:display-name="Arrowheads 8" svg:viewBox="0 0 332 500" svg:d="M8 500h-1-1v-1h-1-1v-1h-1l-1-1-1-1v-1h-1v-1-1-486-1-1h1v-1l1-1 1-1h1v-1h1 1v-1h1 1 1 157 1 1 1v1h1 1v1h1 1v1l154 159h1v1h1v1h1v1h1v1h1v1 1 1 323 1 1 1h-1v1l-1 1-1 1h-1v1h-1-1v1h-1-1-1-314zM18 485h296v-309h-144l-1 1h-1-1-1-1-1-1l-1-1h-1l-1-1h-1v-1l-1-1-1-1v-1-1-1-154h-139zM304 161l-129-132v132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Component" svg:viewBox="0 0 338 419" svg:d="M1 86c1-2 2-3 4-4 1-1 2-1 4-1h55v-72c0-2 0-3 1-4 1-2 2-3 4-4 1-1 2-1 4-1h256c2 0 3 0 5 1 1 1 2 2 3 4 1 1 1 2 1 4v400c0 2 0 3-1 5-1 1-2 2-3 3-2 1-3 1-5 1h-252c-1 1-3 1-4 1-2 0-3 0-4-1-2-1-3-2-4-3-1-2-1-3-1-5v-1-70h-55c-2 0-3 0-4-1-2-1-3-2-4-3-1-2-1-3-1-5v-80c0-2 0-3 1-4 1-2 2-3 4-4 1-1 2-1 4-1h55v-63h-51c-1 1-3 1-4 1-2 0-3 0-4-1-2-1-3-2-4-3-1-2-1-3-1-5v-1-79c0-2 0-3 1-4zM137 81c2 0 3 0 5 1 1 1 2 2 3 4 1 1 1 2 1 4v79 1c0 2 0 3-1 5-1 1-2 2-3 3-2 1-3 1-5 1-1 0-3 0-4-1h-51v63h55c2 0 3 0 5 1 1 1 2 2 3 4 1 1 1 2 1 4v80c0 2 0 3-1 5-1 1-2 2-3 3-2 1-3 1-5 1h-55v61h238v-382h-238v63zM18 99v61h55 55v-61zM128 321v-62h-110v62h55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UML_20_Arrow" draw:display-name="UML Arrow" svg:viewBox="-0.0901699437494742 0 406.180339887499 756.090169943749" svg:d="M105 715c-2 9-7 17-13 24-7 7-15 12-23 15-9 2-19 3-28 1s-17-7-24-13c-7-7-12-15-15-23-2-9-3-19-1-28l150-650c2-5 3-10 6-14 5-9 11-15 20-20 8-5 17-7 26-7s18 2 27 7c8 5 14 11 19 20 3 4 4 9 6 14l150 650c2 9 1 19-1 28-3 8-8 16-15 23-7 6-15 11-24 13s-19 1-28-1c-8-3-16-8-23-15-6-7-11-15-13-24l-44-194v232h-53-53v-237z"/>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Aria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5T12:39:51.056139390</meta:creation-date>
    <dc:date>2025-10-05T14:20:43.655056970</dc:date>
    <meta:editing-duration>PT58M10S</meta:editing-duration>
    <meta:editing-cycles>8</meta:editing-cycles>
    <meta:generator>LibreOffice/25.8.1.1$Linux_X86_64 LibreOffice_project/580$Build-1</meta:generator>
    <meta:document-statistic meta:object-count="49"/>
  </office:meta>
</office:document-meta>
</file>